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Światłość dnia,</text:span><text:span text:style-name="T1"><text:line-break/></text:span><text:span text:style-name="T1">wszedłeś w moje ciemności</text:span><text:span text:style-name="T1"><text:line-break/></text:span><text:span text:style-name="T1">Dałeś mi wzrok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bym mógł widzieć</text:span><text:span text:style-name="T1"><text:line-break/></text:span><text:span text:style-name="T1">Twą twarz</text:span><text:span text:style-name="T1"><text:line-break/></text:span><text:span text:style-name="T1">i spojrzenie miłości,</text:span><text:span text:style-name="T1"><text:line-break/></text:span><text:span text:style-name="T1">w którym</text:span><text:span text:style-name="T1"><text:line-break/></text:span><text:span text:style-name="T1">roztapiasz mój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czasów Król,</text:span><text:span text:style-name="T1"><text:line-break/></text:span><text:span text:style-name="T1">Wywyższony na wieki</text:span><text:span text:style-name="T1"><text:line-break/></text:span><text:span text:style-name="T1">Jaśnieje w Niebie</text:span><text:span text:style-name="T1"><text:line-break/></text:span><text:span text:style-name="T1">Twój Tr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szedłeś na ziemię,</text:span><text:span text:style-name="T1"><text:line-break/></text:span><text:span text:style-name="T1">by stać się człowiekiem,</text:span><text:span text:style-name="T1"><text:line-break/></text:span><text:span text:style-name="T1">by rajem stał się</text:span><text:span text:style-name="T1"><text:line-break/></text:span><text:span text:style-name="T1">mój d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czym nie odpłacę się,</text:span><text:span text:style-name="T1"><text:line-break/></text:span><text:span text:style-name="T1">Za miłość Twą</text:span><text:span text:style-name="T1"><text:line-break/></text:span><text:span text:style-name="T1">i za Twój Krzy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yś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9T18:32:14</meta:creation-date>
    <dc:date>2013-06-25T19:21:36.70</dc:date>
    <dc:language>en-US</dc:language>
    <meta:editing-cycles>17</meta:editing-cycles>
    <meta:editing-duration>PT34M58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